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7.1875in" fo:margin-left="0in" table:align="left"/>
    </style:style>
    <style:style style:name="Table10.A" style:family="table-column">
      <style:table-column-properties style:column-width="1.5625in"/>
    </style:style>
    <style:style style:name="Table10.B" style:family="table-column">
      <style:table-column-properties style:column-width="1.1875in"/>
    </style:style>
    <style:style style:name="Table10.C" style:family="table-column">
      <style:table-column-properties style:column-width="1.6875in"/>
    </style:style>
    <style:style style:name="Table10.D" style:family="table-column">
      <style:table-column-properties style:column-width="2.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2in" style:rel-column-width="9351*"/>
    </style:style>
    <style:style style:name="Table12.C" style:family="table-column">
      <style:table-column-properties style:column-width="0.9896in" style:rel-column-width="9364*"/>
    </style:style>
    <style:style style:name="Table12.G" style:family="table-column">
      <style:table-column-properties style:column-width="0.991in" style:rel-column-width="937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7.4375in" fo:margin-left="0in" table:align="left"/>
    </style:style>
    <style:style style:name="Table16.A" style:family="table-column">
      <style:table-column-properties style:column-width="1.8125in"/>
    </style:style>
    <style:style style:name="Table16.B" style:family="table-column">
      <style:table-column-properties style:column-width="0.9375in"/>
    </style:style>
    <style:style style:name="Table16.D" style:family="table-column">
      <style:table-column-properties style:column-width="2.87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75in" table:align="left"/>
    </style:style>
    <style:style style:name="Table17.A" style:family="table-column">
      <style:table-column-properties style:column-width="2in"/>
    </style:style>
    <style:style style:name="Table17.B" style:family="table-column">
      <style:table-column-properties style:column-width="2.7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1542in" style:rel-column-width="10922*"/>
    </style:style>
    <style:style style:name="Table18.F" style:family="table-column">
      <style:table-column-properties style:column-width="1.1542in" style:rel-column-width="1092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F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fac36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22a9a5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243a81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29e35" officeooo:paragraph-rsid="0027de07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5pt" fo:font-weight="bold" officeooo:rsid="00029e35" officeooo:paragraph-rsid="001fac36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1fac36"/>
    </style:style>
    <style:style style:name="P7" style:family="paragraph" style:parent-style-name="Standard">
      <style:text-properties officeooo:paragraph-rsid="0027de07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029e35" officeooo:paragraph-rsid="001fac36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029e35" officeooo:paragraph-rsid="0022a9a5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29e35" officeooo:paragraph-rsid="00243a81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29e35" officeooo:paragraph-rsid="0027de07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1aea71" officeooo:paragraph-rsid="0022a9a5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1aea71" officeooo:paragraph-rsid="00243a81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fa0ce" officeooo:paragraph-rsid="001fac36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fa0ce" officeooo:paragraph-rsid="0022a9a5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fa0ce" officeooo:paragraph-rsid="00243a81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fa0ce" officeooo:paragraph-rsid="0027de07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42041" officeooo:paragraph-rsid="001fac36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42041" officeooo:paragraph-rsid="0022a9a5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042041" officeooo:paragraph-rsid="00243a81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042041" officeooo:paragraph-rsid="0027de07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2d08e7" officeooo:paragraph-rsid="001fac36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10fad" officeooo:paragraph-rsid="001fac36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10fad" officeooo:paragraph-rsid="0022a9a5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10fad" officeooo:paragraph-rsid="00243a81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2818ed" officeooo:paragraph-rsid="0022a9a5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2818ed" officeooo:paragraph-rsid="00243a81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26cecb" officeooo:paragraph-rsid="0022a9a5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26cecb" officeooo:paragraph-rsid="00243a81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2c9766" officeooo:paragraph-rsid="0022a9a5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2c9766" officeooo:paragraph-rsid="00243a81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390e89" officeooo:paragraph-rsid="0027de07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3b566d" officeooo:paragraph-rsid="0027de07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officeooo:paragraph-rsid="001fac36"/>
    </style:style>
    <style:style style:name="P35" style:family="paragraph" style:parent-style-name="Table_20_Contents">
      <style:paragraph-properties fo:text-align="center" style:justify-single-word="false"/>
      <style:text-properties officeooo:paragraph-rsid="0022a9a5"/>
    </style:style>
    <style:style style:name="P36" style:family="paragraph" style:parent-style-name="Table_20_Contents">
      <style:paragraph-properties fo:text-align="center" style:justify-single-word="false"/>
      <style:text-properties officeooo:paragraph-rsid="00243a81"/>
    </style:style>
    <style:style style:name="P37" style:family="paragraph" style:parent-style-name="Table_20_Contents">
      <style:paragraph-properties fo:text-align="center" style:justify-single-word="false"/>
      <style:text-properties officeooo:paragraph-rsid="0027de07"/>
    </style:style>
    <style:style style:name="P38" style:family="paragraph" style:parent-style-name="Standard">
      <style:text-properties officeooo:paragraph-rsid="00243a81"/>
    </style:style>
    <style:style style:name="T1" style:family="text">
      <style:text-properties fo:font-size="15pt" fo:font-weight="bold" officeooo:rsid="0004a0b3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aea7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fac36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2a9a5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27de07" style:font-size-asian="15pt" style:font-weight-asian="bold" style:font-size-complex="15pt" style:font-weight-complex="bold"/>
    </style:style>
    <style:style style:name="T7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1aea71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2187b3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24e357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243a81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372152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281cc9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2ba36b" style:font-size-asian="13pt" style:font-weight-asian="normal" style:font-size-complex="13pt" style:font-weight-complex="normal"/>
    </style:style>
    <style:style style:name="T16" style:family="text">
      <style:text-properties fo:font-size="13pt" officeooo:rsid="0004a0b3" style:font-size-asian="13pt" style:font-size-complex="13pt"/>
    </style:style>
    <style:style style:name="T17" style:family="text">
      <style:text-properties fo:font-size="13pt" officeooo:rsid="001aea71" style:font-size-asian="13pt" style:font-size-complex="13pt"/>
    </style:style>
    <style:style style:name="T18" style:family="text">
      <style:text-properties fo:font-size="13pt" officeooo:rsid="001a1863" style:font-size-asian="13pt" style:font-size-complex="13pt"/>
    </style:style>
    <style:style style:name="T19" style:family="text">
      <style:text-properties fo:font-size="13pt" officeooo:rsid="001ba976" style:font-size-asian="13pt" style:font-size-complex="13pt"/>
    </style:style>
    <style:style style:name="T20" style:family="text">
      <style:text-properties fo:font-size="13pt" officeooo:rsid="00029e35" style:font-size-asian="13pt" style:font-size-complex="13pt"/>
    </style:style>
    <style:style style:name="T21" style:family="text">
      <style:text-properties fo:font-size="13pt" officeooo:rsid="002187b3" style:font-size-asian="13pt" style:font-size-complex="13pt"/>
    </style:style>
    <style:style style:name="T22" style:family="text">
      <style:text-properties fo:font-size="13pt" officeooo:rsid="0024e357" style:font-size-asian="13pt" style:font-size-complex="13pt"/>
    </style:style>
    <style:style style:name="T23" style:family="text">
      <style:text-properties fo:font-size="13pt" officeooo:rsid="002818ed" style:font-size-asian="13pt" style:font-size-complex="13pt"/>
    </style:style>
    <style:style style:name="T24" style:family="text">
      <style:text-properties fo:font-size="13pt" officeooo:rsid="002427d2" style:font-size-asian="13pt" style:font-size-complex="13pt"/>
    </style:style>
    <style:style style:name="T25" style:family="text">
      <style:text-properties fo:font-size="13pt" officeooo:rsid="00244dc1" style:font-size-asian="13pt" style:font-size-complex="13pt"/>
    </style:style>
    <style:style style:name="T26" style:family="text">
      <style:text-properties fo:font-size="13pt" officeooo:rsid="002548e5" style:font-size-asian="13pt" style:font-size-complex="13pt"/>
    </style:style>
    <style:style style:name="T27" style:family="text">
      <style:text-properties fo:font-size="13pt" officeooo:rsid="00372152" style:font-size-asian="13pt" style:font-size-complex="13pt"/>
    </style:style>
    <style:style style:name="T28" style:family="text">
      <style:text-properties fo:font-size="13pt" officeooo:rsid="00281cc9" style:font-size-asian="13pt" style:font-size-complex="13pt"/>
    </style:style>
    <style:style style:name="T29" style:family="text">
      <style:text-properties fo:font-size="13pt" officeooo:rsid="0029b198" style:font-size-asian="13pt" style:font-size-complex="13pt"/>
    </style:style>
    <style:style style:name="T30" style:family="text">
      <style:text-properties fo:font-size="13pt" officeooo:rsid="002ba36b" style:font-size-asian="13pt" style:font-size-complex="13pt"/>
    </style:style>
    <style:style style:name="T31" style:family="text">
      <style:text-properties officeooo:rsid="00110fad"/>
    </style:style>
    <style:style style:name="T32" style:family="text">
      <style:text-properties officeooo:rsid="003f77f9"/>
    </style:style>
    <style:style style:name="T33" style:family="text">
      <style:text-properties officeooo:rsid="003b56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eld Specifications:</text:p>
      <text:p text:style-name="P5"/>
      <text:p text:style-name="P6"><text:span text:style-name="T4">activit</text:span><text:span text:style-name="T5">y</text:span><text:span text:style-name="T1">_</text:span><text:span text:style-name="T2">bookings</text:span><text:span text:style-name="T3"> </text:span><text:span text:style-name="T7">table: (Field name: “</text:span><text:span text:style-name="T10">activity </text:span><text:span text:style-name="T8">booking </text:span><text:span text:style-name="T9">id</text:span><text:span text:style-name="T7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788657934480">
          <table:table-cell table:style-name="Table10.A1" office:value-type="string">
            <text:p text:style-name="P8">Field Name</text:p>
          </table:table-cell>
          <table:table-cell table:style-name="Table10.A1" office:value-type="string">
            <text:p text:style-name="P8">Parent table</text:p>
          </table:table-cell>
          <table:table-cell table:style-name="Table10.A1" office:value-type="string">
            <text:p text:style-name="P8">Specification Type</text:p>
          </table:table-cell>
          <table:table-cell table:style-name="Table10.D1" office:value-type="string">
            <text:p text:style-name="P8">Description</text:p>
          </table:table-cell>
        </table:table-row>
        <table:table-row table:style-name="TableLine94788656541424">
          <table:table-cell table:style-name="Table10.A2" office:value-type="string">
            <text:p text:style-name="P34"><text:span text:style-name="T21">activity</text:span><text:span text:style-name="T16">_</text:span><text:span text:style-name="T17">booking</text:span><text:span text:style-name="T18">_id</text:span></text:p>
          </table:table-cell>
          <table:table-cell table:style-name="Table10.A2" office:value-type="string">
            <text:p text:style-name="P34"><text:span text:style-name="T21">Activity</text:span><text:span text:style-name="T17"> Bookings</text:span></text:p>
          </table:table-cell>
          <table:table-cell table:style-name="Table10.A2" office:value-type="string">
            <text:p text:style-name="P8">Unique</text:p>
          </table:table-cell>
          <table:table-cell table:style-name="Table10.D2" office:value-type="string">
            <text:p text:style-name="P34"><text:span text:style-name="T19">Unique number to identify a single </text:span><text:span text:style-name="T21">activity booking</text:span><text:span text:style-name="T20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788656544656">
          <table:table-cell table:style-name="Table11.A1" office:value-type="string">
            <text:p text:style-name="P8">Datatype</text:p>
          </table:table-cell>
          <table:table-cell table:style-name="Table11.A1" office:value-type="string">
            <text:p text:style-name="P8">length</text:p>
          </table:table-cell>
          <table:table-cell table:style-name="Table11.C1" office:value-type="string">
            <text:p text:style-name="P8">Character Support</text:p>
          </table:table-cell>
        </table:table-row>
        <table:table-row table:style-name="TableLine94788656551088">
          <table:table-cell table:style-name="Table11.A2" office:value-type="string">
            <text:p text:style-name="P14">Numeric</text:p>
          </table:table-cell>
          <table:table-cell table:style-name="Table11.A2" office:value-type="string">
            <text:p text:style-name="P14">4</text:p>
          </table:table-cell>
          <table:table-cell table:style-name="Table11.C2" office:value-type="string">
            <text:p text:style-name="P14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788656553984">
          <table:table-cell table:style-name="Table12.A1" office:value-type="string">
            <text:p text:style-name="P18">Key type</text:p>
          </table:table-cell>
          <table:table-cell table:style-name="Table12.A1" office:value-type="string">
            <text:p text:style-name="P22">Key structure</text:p>
          </table:table-cell>
          <table:table-cell table:style-name="Table12.A1" office:value-type="string">
            <text:p text:style-name="P18">Uniqueness</text:p>
          </table:table-cell>
          <table:table-cell table:style-name="Table12.A1" office:value-type="string">
            <text:p text:style-name="P18">Null Support</text:p>
          </table:table-cell>
          <table:table-cell table:style-name="Table12.A1" office:value-type="string">
            <text:p text:style-name="P18">Values enter<text:span text:style-name="T31">ed</text:span> by</text:p>
          </table:table-cell>
          <table:table-cell table:style-name="Table12.A1" office:value-type="string">
            <text:p text:style-name="P18">Required value</text:p>
          </table:table-cell>
          <table:table-cell table:style-name="Table12.G1" office:value-type="string">
            <text:p text:style-name="P18">Edit rule</text:p>
          </table:table-cell>
        </table:table-row>
        <table:table-row table:style-name="TableLine94788656568448">
          <table:table-cell table:style-name="Table12.A2" office:value-type="string">
            <text:p text:style-name="P23">Primary</text:p>
          </table:table-cell>
          <table:table-cell table:style-name="Table12.A2" office:value-type="string">
            <text:p text:style-name="P22">Simple</text:p>
          </table:table-cell>
          <table:table-cell table:style-name="Table12.A2" office:value-type="string">
            <text:p text:style-name="P18"><text:span text:style-name="T31">U</text:span>nique</text:p>
          </table:table-cell>
          <table:table-cell table:style-name="Table12.A2" office:value-type="string">
            <text:p text:style-name="P18">No null</text:p>
          </table:table-cell>
          <table:table-cell table:style-name="Table12.A2" office:value-type="string">
            <text:p text:style-name="P23">System</text:p>
          </table:table-cell>
          <table:table-cell table:style-name="Table12.A2" office:value-type="string">
            <text:p text:style-name="P18">Yes</text:p>
          </table:table-cell>
          <table:table-cell table:style-name="Table12.G2" office:value-type="string">
            <text:p text:style-name="P18">Enter now, edits not allowed</text:p>
          </table:table-cell>
        </table:table-row>
      </table:table>
      <text:p text:style-name="P38"><text:span text:style-name="T5"/></text:p>
      <text:p text:style-name="P38"><text:span text:style-name="T5"/></text:p>
      <text:p text:style-name="P38"><text:span text:style-name="T5">activity</text:span><text:span text:style-name="T1">_</text:span><text:span text:style-name="T2">bookings</text:span><text:span text:style-name="T3"> </text:span><text:span text:style-name="T7">table: (Field name: “</text:span><text:span text:style-name="T12">activity</text:span><text:span text:style-name="T11"> id</text:span><text:span text:style-name="T7">”)</text:span></text:p>
      <text:p text:style-name="P3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Line94788656626080">
          <table:table-cell table:style-name="Table1.A1" office:value-type="string">
            <text:p text:style-name="P10">Field Name</text:p>
          </table:table-cell>
          <table:table-cell table:style-name="Table1.A1" office:value-type="string">
            <text:p text:style-name="P10">Parent table</text:p>
          </table:table-cell>
          <table:table-cell table:style-name="Table1.A1" office:value-type="string">
            <text:p text:style-name="P10">Specification Type</text:p>
          </table:table-cell>
          <table:table-cell table:style-name="Table1.A1" office:value-type="string">
            <text:p text:style-name="P27">Source Specification</text:p>
          </table:table-cell>
          <table:table-cell table:style-name="Table1.E1" office:value-type="string">
            <text:p text:style-name="P10">Description</text:p>
          </table:table-cell>
        </table:table-row>
        <table:table-row table:style-name="TableLine94788658710448">
          <table:table-cell table:style-name="Table1.A2" office:value-type="string">
            <text:p text:style-name="P36"><text:span text:style-name="T25">activity</text:span><text:span text:style-name="T16">_</text:span><text:span text:style-name="T18">id</text:span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9">Replica</text:p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6"><text:span text:style-name="T19">Unique number to identify a</text:span><text:span text:style-name="T26">n activity for which the bookings have been made</text:span><text:span text:style-name="T23">.</text:span></text:p>
          </table:table-cell>
        </table:table-row>
      </table:table>
      <text:p text:style-name="P3"/>
      <text:p text:style-name="P3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88658714144">
          <table:table-cell table:style-name="Table2.A1" office:value-type="string">
            <text:p text:style-name="P10">Datatype</text:p>
          </table:table-cell>
          <table:table-cell table:style-name="Table2.A1" office:value-type="string">
            <text:p text:style-name="P10">length</text:p>
          </table:table-cell>
          <table:table-cell table:style-name="Table2.C1" office:value-type="string">
            <text:p text:style-name="P10">Character Support</text:p>
          </table:table-cell>
        </table:table-row>
        <table:table-row table:style-name="TableLine94788658719936">
          <table:table-cell table:style-name="Table2.A2" office:value-type="string">
            <text:p text:style-name="P16">Numeric</text:p>
          </table:table-cell>
          <table:table-cell table:style-name="Table2.A2" office:value-type="string">
            <text:p text:style-name="P16">4</text:p>
          </table:table-cell>
          <table:table-cell table:style-name="Table2.C2" office:value-type="string">
            <text:p text:style-name="P16">Numbers</text:p>
          </table:table-cell>
        </table:table-row>
      </table:table>
      <text:p text:style-name="P3"/>
      <text:p text:style-name="P3">Logical Elements:</text:p>
      <table:table table:name="Table3" table:style-name="Table3">
        <table:table-column table:style-name="Table3.A" table:number-columns-repeated="5"/>
        <table:table-column table:style-name="Table3.F"/>
        <table:table-row table:style-name="TableLine94788658722448">
          <table:table-cell table:style-name="Table3.A1" office:value-type="string">
            <text:p text:style-name="P20">Key type</text:p>
          </table:table-cell>
          <table:table-cell table:style-name="Table3.A1" office:value-type="string">
            <text:p text:style-name="P20">Uniqueness</text:p>
          </table:table-cell>
          <table:table-cell table:style-name="Table3.A1" office:value-type="string">
            <text:p text:style-name="P20">Null Support</text:p>
          </table:table-cell>
          <table:table-cell table:style-name="Table3.A1" office:value-type="string">
            <text:p text:style-name="P20">Values enter<text:span text:style-name="T31">ed</text:span> by</text:p>
          </table:table-cell>
          <table:table-cell table:style-name="Table3.A1" office:value-type="string">
            <text:p text:style-name="P20">Required value</text:p>
          </table:table-cell>
          <table:table-cell table:style-name="Table3.F1" office:value-type="string">
            <text:p text:style-name="P20">Edit rule</text:p>
          </table:table-cell>
        </table:table-row>
        <table:table-row table:style-name="TableLine94788658733904"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31">Non-Unique</text:p>
          </table:table-cell>
          <table:table-cell table:style-name="Table3.A2" office:value-type="string">
            <text:p text:style-name="P20">No null</text:p>
          </table:table-cell>
          <table:table-cell table:style-name="Table3.A2" office:value-type="string">
            <text:p text:style-name="P31">User</text:p>
          </table:table-cell>
          <table:table-cell table:style-name="Table3.A2" office:value-type="string">
            <text:p text:style-name="P20">Yes</text:p>
          </table:table-cell>
          <table:table-cell table:style-name="Table3.F2" office:value-type="string">
            <text:p text:style-name="P20">Enter now, edits not allowed</text:p>
          </table:table-cell>
        </table:table-row>
      </table:table>
      <text:p text:style-name="P3"><text:soft-page-break/></text:p>
      <text:p text:style-name="P7"><text:span text:style-name="T6">activity</text:span><text:span text:style-name="T1">_</text:span><text:span text:style-name="T2">bookings</text:span><text:span text:style-name="T3"> </text:span><text:span text:style-name="T7">table: (Field name: “</text:span><text:span text:style-name="T15">activity_</text:span><text:span text:style-name="T14">booking</text:span><text:span text:style-name="T13"> date</text:span><text:span text:style-name="T7">”)</text:span></text:p>
      <text:p text:style-name="P4">General Elements:</text:p>
      <table:table table:name="Table16" table:style-name="Table16">
        <table:table-column table:style-name="Table16.A"/>
        <table:table-column table:style-name="Table16.B"/>
        <table:table-column table:style-name="Table16.A"/>
        <table:table-column table:style-name="Table16.D"/>
        <table:table-row table:style-name="TableLine94788658743184">
          <table:table-cell table:style-name="Table16.A1" office:value-type="string">
            <text:p text:style-name="P11">Field Name</text:p>
          </table:table-cell>
          <table:table-cell table:style-name="Table16.A1" office:value-type="string">
            <text:p text:style-name="P11">Parent table</text:p>
          </table:table-cell>
          <table:table-cell table:style-name="Table16.A1" office:value-type="string">
            <text:p text:style-name="P11">Specification Type</text:p>
          </table:table-cell>
          <table:table-cell table:style-name="Table16.D1" office:value-type="string">
            <text:p text:style-name="P11">Description</text:p>
          </table:table-cell>
        </table:table-row>
        <table:table-row table:style-name="TableLine94788658752016">
          <table:table-cell table:style-name="Table16.A2" office:value-type="string">
            <text:p text:style-name="P37"><text:span text:style-name="T30">activity_</text:span><text:span text:style-name="T28">booking</text:span><text:span text:style-name="T18">_</text:span><text:span text:style-name="T27">date</text:span></text:p>
          </table:table-cell>
          <table:table-cell table:style-name="Table16.A2" office:value-type="string">
            <text:p text:style-name="P37"><text:span text:style-name="T29">Activity</text:span><text:span text:style-name="T17"> Bookings</text:span></text:p>
          </table:table-cell>
          <table:table-cell table:style-name="Table16.A2" office:value-type="string">
            <text:p text:style-name="P11">Unique</text:p>
          </table:table-cell>
          <table:table-cell table:style-name="Table16.D2" office:value-type="string">
            <text:p text:style-name="P37"><text:span text:style-name="T27">Complete date on which user has </text:span><text:span text:style-name="T30">made a booking for an activity</text:span><text:span text:style-name="T27">.</text:span></text:p>
          </table:table-cell>
        </table:table-row>
      </table:table>
      <text:p text:style-name="P4"/>
      <text:p text:style-name="P4">Physical Elements:</text:p>
      <table:table table:name="Table17" table:style-name="Table17">
        <table:table-column table:style-name="Table17.A"/>
        <table:table-column table:style-name="Table17.B"/>
        <table:table-row table:style-name="TableLine94788658754832">
          <table:table-cell table:style-name="Table17.A1" office:value-type="string">
            <text:p text:style-name="P11">Datatype</text:p>
          </table:table-cell>
          <table:table-cell table:style-name="Table17.B1" office:value-type="string">
            <text:p text:style-name="P11">Character Support</text:p>
          </table:table-cell>
        </table:table-row>
        <table:table-row table:style-name="TableLine94788634338304">
          <table:table-cell table:style-name="Table17.A2" office:value-type="string">
            <text:p text:style-name="P32">Date Time</text:p>
          </table:table-cell>
          <table:table-cell table:style-name="Table17.B2" office:value-type="string">
            <text:p text:style-name="P17">Numbers, <text:span text:style-name="T32">Keyboard Characters</text:span></text:p>
          </table:table-cell>
        </table:table-row>
      </table:table>
      <text:p text:style-name="P4"/>
      <text:p text:style-name="P4">Logical Elements:</text:p>
      <table:table table:name="Table18" table:style-name="Table18">
        <table:table-column table:style-name="Table18.A" table:number-columns-repeated="5"/>
        <table:table-column table:style-name="Table18.F"/>
        <table:table-row table:style-name="TableLine94788656620624">
          <table:table-cell table:style-name="Table18.A1" office:value-type="string">
            <text:p text:style-name="P21">Key type</text:p>
          </table:table-cell>
          <table:table-cell table:style-name="Table18.A1" office:value-type="string">
            <text:p text:style-name="P21">Uniqueness</text:p>
          </table:table-cell>
          <table:table-cell table:style-name="Table18.A1" office:value-type="string">
            <text:p text:style-name="P21">Null Support</text:p>
          </table:table-cell>
          <table:table-cell table:style-name="Table18.A1" office:value-type="string">
            <text:p text:style-name="P21">Values enter<text:span text:style-name="T31">ed</text:span> by</text:p>
          </table:table-cell>
          <table:table-cell table:style-name="Table18.A1" office:value-type="string">
            <text:p text:style-name="P21">Required value</text:p>
          </table:table-cell>
          <table:table-cell table:style-name="Table18.F1" office:value-type="string">
            <text:p text:style-name="P21">Edit rule</text:p>
          </table:table-cell>
        </table:table-row>
        <table:table-row table:style-name="TableLine94788634339024">
          <table:table-cell table:style-name="Table18.A2" office:value-type="string">
            <text:p text:style-name="P33">Non</text:p>
          </table:table-cell>
          <table:table-cell table:style-name="Table18.A2" office:value-type="string">
            <text:p text:style-name="P21"><text:span text:style-name="T33">Non-u</text:span>nique</text:p>
          </table:table-cell>
          <table:table-cell table:style-name="Table18.A2" office:value-type="string">
            <text:p text:style-name="P21">No null</text:p>
          </table:table-cell>
          <table:table-cell table:style-name="Table18.A2" office:value-type="string">
            <text:p text:style-name="P33">User</text:p>
          </table:table-cell>
          <table:table-cell table:style-name="Table18.A2" office:value-type="string">
            <text:p text:style-name="P21">Yes</text:p>
          </table:table-cell>
          <table:table-cell table:style-name="Table18.F2" office:value-type="string">
            <text:p text:style-name="P21">Enter now, edits not allowe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6:19:51.733671358</meta:creation-date>
    <dc:date>2022-08-09T11:29:35.124158611</dc:date>
    <meta:editing-duration>PT27M7S</meta:editing-duration>
    <meta:editing-cycles>13</meta:editing-cycles>
    <meta:generator>LibreOffice/6.4.7.2$Linux_X86_64 LibreOffice_project/40$Build-2</meta:generator>
    <meta:document-statistic meta:table-count="9" meta:image-count="0" meta:object-count="0" meta:page-count="2" meta:paragraph-count="90" meta:word-count="198" meta:character-count="1366" meta:non-whitespace-character-count="1258"/>
  </office:meta>
</office:document-meta>
</file>